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h</mi>
        <mi>l</mi>
        <mrow>
          <mrow>
            <mo stretchy="false">(</mo>
            <mrow>
              <mrow>
                <mo stretchy="false">±</mo>
                <mi/>
              </mrow>
            </mrow>
            <mo stretchy="false">)</mo>
          </mrow>
        </mrow>
      </msubsup>
      <mrow>
        <mo stretchy="false">(</mo>
        <mrow>
          <mi>z</mi>
        </mrow>
        <mo stretchy="false">)</mo>
      </mrow>
      <mrow>
        <mi/>
        <mo stretchy="false">=</mo>
        <mi/>
      </mrow>
      <msub>
        <mi>j</mi>
        <mi>l</mi>
      </msub>
      <mrow>
        <mo stretchy="false">(</mo>
        <mrow>
          <mi>z</mi>
        </mrow>
        <mo stretchy="false">)</mo>
      </mrow>
      <mrow>
        <mi/>
        <mo stretchy="false">±</mo>
        <mi/>
      </mrow>
      <mtext>i</mtext>
      <msub>
        <mi>n</mi>
        <mi>l</mi>
      </msub>
      <mrow>
        <mo stretchy="false">(</mo>
        <mrow>
          <mi>z</mi>
        </mrow>
        <mo stretchy="false">)</mo>
      </mrow>
      <mrow>
        <mi/>
        <mo stretchy="false">=</mo>
        <mrow>
          <mi/>
          <mo stretchy="false">∓</mo>
          <mtext>i</mtext>
        </mrow>
      </mrow>
      <mi/>
      <msup>
        <mrow>
          <mo stretchy="false">(</mo>
          <mrow>
            <mrow>
              <mo stretchy="false">−</mo>
              <mi>z</mi>
            </mrow>
          </mrow>
          <mo stretchy="false">)</mo>
        </mrow>
        <mi>l</mi>
      </msup>
      <mi/>
      <msup>
        <mfenced open="(" close=")">
          <mrow>
            <mfrac>
              <mn>1</mn>
              <mi>z</mi>
            </mfrac>
            <mi/>
            <mfrac>
              <mtext>d</mtext>
              <mrow>
                <mtext>d</mtext>
                <mi>z</mi>
              </mrow>
            </mfrac>
          </mrow>
        </mfenced>
        <mi>l</mi>
      </msup>
      <mi/>
      <mfrac>
        <mrow>
          <msup>
            <mtext>e</mtext>
            <mrow>
              <mrow>
                <mo stretchy="false">±</mo>
                <mtext>i</mtext>
              </mrow>
              <mi>z</mi>
            </mrow>
          </msup>
        </mrow>
        <mi>z</mi>
      </mfrac>
    </mrow>
    <annotation encoding="StarMath 5.0">h _l ^{(+- `)} (z) ~=~ 
j _l (z) ~+-~ "i" n _l (z) ~=~ 
-+ "i" ` (-z) ^l ` left ( 
 1 over z ` "d" over {"d" z} 
right ) ^l ` {"e" ^{+- "i" z}} over 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34:00.816000000</meta:creation-date>
    <meta:generator>LibreOffice/4.1.4.2$Windows_x86 LibreOffice_project/0a0440ccc0227ad9829de5f46be37cfb6edcf72</meta:generator>
  </office:meta>
</office:document-meta>
</file>